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196a96"/>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1c5175"/>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c5b24" officeooo:paragraph-rsid="001c5b24"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35891d" officeooo:paragraph-rsid="0035891d" style:font-weight-asian="bold" style:font-weight-complex="bold"/>
    </style:style>
    <style:style style:name="P12"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13" style:family="paragraph" style:parent-style-name="Standard">
      <style:text-properties officeooo:rsid="0014844e" officeooo:paragraph-rsid="000cdd42"/>
    </style:style>
    <style:style style:name="P14" style:family="paragraph" style:parent-style-name="Standard">
      <style:text-properties officeooo:rsid="000dd47a" officeooo:paragraph-rsid="000cdd42"/>
    </style:style>
    <style:style style:name="P15" style:family="paragraph" style:parent-style-name="Standard">
      <style:text-properties officeooo:rsid="00196a96" officeooo:paragraph-rsid="00196a96"/>
    </style:style>
    <style:style style:name="P16" style:family="paragraph" style:parent-style-name="Standard">
      <style:text-properties officeooo:rsid="00126c0b" officeooo:paragraph-rsid="00196a96"/>
    </style:style>
    <style:style style:name="P17" style:family="paragraph" style:parent-style-name="Standard">
      <style:text-properties officeooo:rsid="004eb9d0" officeooo:paragraph-rsid="000cdd42"/>
    </style:style>
    <style:style style:name="P18" style:family="paragraph" style:parent-style-name="Standard">
      <style:text-properties fo:font-weight="normal" officeooo:rsid="001c5175" officeooo:paragraph-rsid="001c5175" style:font-weight-asian="normal" style:font-weight-complex="normal"/>
    </style:style>
    <style:style style:name="P19" style:family="paragraph" style:parent-style-name="Standard">
      <style:text-properties fo:font-weight="normal" officeooo:rsid="001e1277" officeooo:paragraph-rsid="001e1277" style:font-weight-asian="normal" style:font-weight-complex="normal"/>
    </style:style>
    <style:style style:name="P20" style:family="paragraph" style:parent-style-name="Standard">
      <style:text-properties fo:font-weight="normal" officeooo:rsid="0035891d" officeooo:paragraph-rsid="0035891d" style:font-weight-asian="normal" style:font-weight-complex="normal"/>
    </style:style>
    <style:style style:name="P21" style:family="paragraph" style:parent-style-name="Standard">
      <style:text-properties officeooo:rsid="001c5b24" officeooo:paragraph-rsid="001c5b24"/>
    </style:style>
    <style:style style:name="P22" style:family="paragraph" style:parent-style-name="Standard">
      <style:text-properties officeooo:rsid="001e1277" officeooo:paragraph-rsid="001e1277"/>
    </style:style>
    <style:style style:name="P23" style:family="paragraph" style:parent-style-name="Standard">
      <style:text-properties officeooo:rsid="0022a735" officeooo:paragraph-rsid="0022a735"/>
    </style:style>
    <style:style style:name="P24" style:family="paragraph" style:parent-style-name="Standard">
      <style:text-properties officeooo:rsid="002d9258" officeooo:paragraph-rsid="00346a69"/>
    </style:style>
    <style:style style:name="P25" style:family="paragraph" style:parent-style-name="Standard">
      <style:text-properties officeooo:rsid="0035891d" officeooo:paragraph-rsid="0035891d"/>
    </style:style>
    <style:style style:name="P26" style:family="paragraph" style:parent-style-name="Table_20_Contents">
      <style:text-properties officeooo:rsid="00178040" officeooo:paragraph-rsid="00178040"/>
    </style:style>
    <style:style style:name="P27" style:family="paragraph" style:parent-style-name="Table_20_Contents">
      <style:text-properties officeooo:rsid="00131b74" officeooo:paragraph-rsid="00131b74"/>
    </style:style>
    <style:style style:name="P28" style:family="paragraph" style:parent-style-name="Table_20_Contents">
      <style:text-properties officeooo:rsid="00196a96" officeooo:paragraph-rsid="00196a96"/>
    </style:style>
    <style:style style:name="P29" style:family="paragraph" style:parent-style-name="Table_20_Contents">
      <style:text-properties officeooo:rsid="001c5175" officeooo:paragraph-rsid="001c5175"/>
    </style:style>
    <style:style style:name="P30" style:family="paragraph" style:parent-style-name="Standard">
      <style:text-properties fo:font-weight="bold" officeooo:rsid="0035891d" officeooo:paragraph-rsid="0035891d" style:font-weight-asian="bold" style:font-weight-complex="bold"/>
    </style:style>
    <style:style style:name="P31" style:family="paragraph" style:parent-style-name="Standard">
      <style:text-properties fo:font-weight="bold" officeooo:rsid="003d892a" officeooo:paragraph-rsid="003d892a" style:font-weight-asian="bold" style:font-weight-complex="bold"/>
    </style:style>
    <style:style style:name="P32" style:family="paragraph" style:parent-style-name="Standard">
      <style:text-properties fo:font-weight="bold" officeooo:rsid="003bf521" officeooo:paragraph-rsid="003bf521" style:font-weight-asian="bold" style:font-weight-complex="bold"/>
    </style:style>
    <style:style style:name="P33" style:family="paragraph" style:parent-style-name="Standard">
      <style:text-properties fo:font-weight="bold" officeooo:rsid="00196a96" officeooo:paragraph-rsid="00346a69" style:font-weight-asian="bold" style:font-weight-complex="bold"/>
    </style:style>
    <style:style style:name="P34" style:family="paragraph" style:parent-style-name="Standard">
      <style:text-properties fo:font-weight="bold" officeooo:rsid="00196a96" officeooo:paragraph-rsid="003e0a2f" style:font-weight-asian="bold" style:font-weight-complex="bold"/>
    </style:style>
    <style:style style:name="P35" style:family="paragraph" style:parent-style-name="Standard">
      <style:text-properties fo:font-weight="bold" officeooo:rsid="00196a96" officeooo:paragraph-rsid="003fe319" style:font-weight-asian="bold" style:font-weight-complex="bold"/>
    </style:style>
    <style:style style:name="P36" style:family="paragraph" style:parent-style-name="Standard">
      <style:text-properties fo:font-weight="bold" officeooo:rsid="003e0a2f" officeooo:paragraph-rsid="003fe319" style:font-weight-asian="bold" style:font-weight-complex="bold"/>
    </style:style>
    <style:style style:name="P37" style:family="paragraph" style:parent-style-name="Standard">
      <style:text-properties fo:font-weight="bold" officeooo:rsid="004681e2" officeooo:paragraph-rsid="004681e2" style:font-weight-asian="bold" style:font-weight-complex="bold"/>
    </style:style>
    <style:style style:name="P38" style:family="paragraph" style:parent-style-name="Standard">
      <style:text-properties officeooo:rsid="004eb9d0" officeooo:paragraph-rsid="000cdd42"/>
    </style:style>
    <style:style style:name="P39" style:family="paragraph" style:parent-style-name="Standard">
      <style:text-properties officeooo:rsid="003bf521" officeooo:paragraph-rsid="003bf521"/>
    </style:style>
    <style:style style:name="P40" style:family="paragraph" style:parent-style-name="Standard">
      <style:text-properties officeooo:rsid="003d892a" officeooo:paragraph-rsid="003d892a"/>
    </style:style>
    <style:style style:name="P41" style:family="paragraph" style:parent-style-name="Standard">
      <style:text-properties fo:font-weight="normal" officeooo:rsid="003e0a2f" officeooo:paragraph-rsid="003fe319" style:font-weight-asian="normal" style:font-weight-complex="normal"/>
    </style:style>
    <style:style style:name="P42" style:family="paragraph" style:parent-style-name="Standard">
      <style:text-properties officeooo:rsid="002abf8c" officeooo:paragraph-rsid="002abf8c"/>
    </style:style>
    <style:style style:name="P43" style:family="paragraph" style:parent-style-name="Standard">
      <style:text-properties officeooo:rsid="00440d6d" officeooo:paragraph-rsid="00440d6d"/>
    </style:style>
    <style:style style:name="P44" style:family="paragraph" style:parent-style-name="Standard">
      <style:text-properties officeooo:rsid="004681e2" officeooo:paragraph-rsid="004681e2"/>
    </style:style>
    <style:style style:name="P45" style:family="paragraph" style:parent-style-name="Standard">
      <style:text-properties officeooo:rsid="0048141b" officeooo:paragraph-rsid="0048141b"/>
    </style:style>
    <style:style style:name="P46" style:family="paragraph" style:parent-style-name="Standard">
      <style:text-properties officeooo:rsid="004cff1a" officeooo:paragraph-rsid="004cff1a"/>
    </style:style>
    <style:style style:name="P47" style:family="paragraph" style:parent-style-name="Standard">
      <style:text-properties officeooo:rsid="004e7fee" officeooo:paragraph-rsid="004e7fee"/>
    </style:style>
    <style:style style:name="P48" style:family="paragraph" style:parent-style-name="Table_20_Contents">
      <style:text-properties officeooo:rsid="00131b74" officeooo:paragraph-rsid="00196a96"/>
    </style:style>
    <style:style style:name="P49" style:family="paragraph" style:parent-style-name="Table_20_Contents">
      <style:text-properties officeooo:rsid="004b2bd0" officeooo:paragraph-rsid="004b2bd0"/>
    </style:style>
    <style:style style:name="P50" style:family="paragraph" style:parent-style-name="Table_20_Contents">
      <style:text-properties officeooo:rsid="004e7fee" officeooo:paragraph-rsid="004e7fee"/>
    </style:style>
    <style:style style:name="P51"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officeooo:rsid="0010961c"/>
    </style:style>
    <style:style style:name="T7" style:family="text">
      <style:text-properties officeooo:rsid="00201086"/>
    </style:style>
    <style:style style:name="T8" style:family="text">
      <style:text-properties officeooo:rsid="0022630c"/>
    </style:style>
    <style:style style:name="T9" style:family="text">
      <style:text-properties officeooo:rsid="00256125"/>
    </style:style>
    <style:style style:name="T10" style:family="text">
      <style:text-properties officeooo:rsid="002670f0"/>
    </style:style>
    <style:style style:name="T11" style:family="text">
      <style:text-properties officeooo:rsid="002bf20c"/>
    </style:style>
    <style:style style:name="T12" style:family="text">
      <style:text-properties officeooo:rsid="002d9258"/>
    </style:style>
    <style:style style:name="T13" style:family="text">
      <style:text-properties officeooo:rsid="0032eb53"/>
    </style:style>
    <style:style style:name="T14" style:family="text">
      <style:text-properties officeooo:rsid="0033d8a2"/>
    </style:style>
    <style:style style:name="T15" style:family="text">
      <style:text-properties officeooo:rsid="0035891d"/>
    </style:style>
    <style:style style:name="T16" style:family="text">
      <style:text-properties officeooo:rsid="0036c3ad"/>
    </style:style>
    <style:style style:name="T17" style:family="text">
      <style:text-properties officeooo:rsid="0036eefe"/>
    </style:style>
    <style:style style:name="T18" style:family="text">
      <style:text-properties officeooo:rsid="00379e55"/>
    </style:style>
    <style:style style:name="T19" style:family="text">
      <style:text-properties officeooo:rsid="003ae643"/>
    </style:style>
    <style:style style:name="T20" style:family="text">
      <style:text-properties officeooo:rsid="003dd5d2"/>
    </style:style>
    <style:style style:name="T21" style:family="text">
      <style:text-properties officeooo:rsid="0041d80e"/>
    </style:style>
    <style:style style:name="T22" style:family="text">
      <style:text-properties officeooo:rsid="004316b6"/>
    </style:style>
    <style:style style:name="T23" style:family="text">
      <style:text-properties officeooo:rsid="0044dd85"/>
    </style:style>
    <style:style style:name="T24" style:family="text">
      <style:text-properties officeooo:rsid="00493825"/>
    </style:style>
    <style:style style:name="T25" style:family="text">
      <style:text-properties officeooo:rsid="004e7fe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sensor – Decentralized sensors</text:p>
      <text:p text:style-name="P1"/>
      <text:p text:style-name="P6">Introduction</text:p>
      <text:p text:style-name="P23">The majority of data generated will come from sensors. Given this volume and priority position this paper makes the case for building a Dsensor protocol as part of the <text:span text:style-name="T13">E</text:span>thereum project. <text:s/>Contract<text:span text:style-name="T14">s are</text:span> backed by data and this paper proposes to get the underlying <text:span text:style-name="T14">sensor </text:span>data in trustworthy state as the main cont<text:span text:style-name="T10">r</text:span>act by applying blockchain/hashing <text:span text:style-name="T10">methodologies</text:span>. <text:s/>The Internet of Things race has been characterized initially by a number of independent Maker community project<text:span text:style-name="T9">s</text:span> but now we see the entrance of establish tech giants to centralize the collection, storage and <text:span text:style-name="T9">use </text:span>application<text:span text:style-name="T9">s</text:span>. <text:span text:style-name="T9">A Dsensor protocol within the ethereum project provides a decentralized option for the grass roots Maker and IofT communities. <text:s/>Sensors by their nature are at the edge of all parts of the network and value can be delivered by Dapps, keeping the data decentralized.</text:span></text:p>
      <text:p text:style-name="P13"/>
      <text:p text:style-name="P7">Dsensor Protocol</text:p>
      <text:p text:style-name="P2"/>
      <text:p text:style-name="P1"><draw:custom-shape text:anchor-type="paragraph" draw:z-index="0" draw:style-name="gr1" draw:text-style-name="P51" svg:width="1.426in" svg:height="0.5079in" svg:x="0.2689in" svg:y="0.2043in"><text:p text:style-name="P51">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1" svg:width="1.426in" svg:height="0.5079in" svg:x="-2.0028in" svg:y="0.4811in"><text:p text:style-name="P51">Hashing</text:p><draw:enhanced-geometry svg:viewBox="0 0 21600 21600" draw:type="rectangle" draw:enhanced-path="M 0 0 L 21600 0 21600 21600 0 21600 0 0 Z N"/></draw:custom-shape><draw:custom-shape text:anchor-type="paragraph" draw:z-index="2" draw:style-name="gr1" draw:text-style-name="P51" svg:width="1.426in" svg:height="0.5079in" svg:x="-2.0028in" svg:y="0.989in"><text:p text:style-name="P51">API</text:p><draw:enhanced-geometry svg:viewBox="0 0 21600 21600" draw:type="rectangle" draw:enhanced-path="M 0 0 L 21600 0 21600 21600 0 21600 0 0 Z N"/></draw:custom-shape><draw:custom-shape text:anchor-type="paragraph" draw:z-index="3" draw:style-name="gr1" draw:text-style-name="P51" svg:width="1.426in" svg:height="0.5079in" svg:x="-2.0028in" svg:y="1.4965in"><text:p text:style-name="P51">Sensor</text:p><draw:enhanced-geometry svg:viewBox="0 0 21600 21600" draw:type="rectangle" draw:enhanced-path="M 0 0 L 21600 0 21600 21600 0 21600 0 0 Z N"/></draw:custom-shape></text:p>
          </table:table-cell>
          <table:table-cell table:style-name="Table1.B1" office:value-type="string">
            <text:p text:style-name="P26">Putting on main ethereum blockchain</text:p>
          </table:table-cell>
        </table:table-row>
        <table:table-row table:style-name="Table1.2">
          <table:table-cell table:style-name="Table1.A2" office:value-type="string">
            <text:p text:style-name="Table_20_Contents"/>
          </table:table-cell>
          <table:table-cell table:style-name="Table1.B2" office:value-type="string">
            <text:p text:style-name="P26">Putting on Mini blockchain</text:p>
          </table:table-cell>
        </table:table-row>
        <table:table-row table:style-name="Table1.2">
          <table:table-cell table:style-name="Table1.A2" office:value-type="string">
            <text:p text:style-name="Table_20_Contents"/>
          </table:table-cell>
          <table:table-cell table:style-name="Table1.B2" office:value-type="string">
            <text:p text:style-name="P26">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26">Internet of Things and beyond data <text:span text:style-name="T8">generation</text:span></text:p>
          </table:table-cell>
        </table:table-row>
      </table:table>
      <text:p text:style-name="P1"><draw:custom-shape text:anchor-type="paragraph" draw:z-index="4" draw:style-name="gr1" draw:text-style-name="P51" svg:width="6.6476in" svg:height="0.3453in" svg:x="0.2953in" svg:y="0.0992in"><text:p text:style-name="P51">Compliance over time</text:p><draw:enhanced-geometry svg:viewBox="0 0 21600 21600" draw:type="rectangle" draw:enhanced-path="M 0 0 L 21600 0 21600 21600 0 21600 0 0 Z N"/></draw:custom-shape></text:p>
      <text:p text:style-name="P1"/>
      <text:p text:style-name="P1"/>
      <text:p text:style-name="P8">Sensors</text:p>
      <text:p text:style-name="P21">The Dsensor protocol should be open and available to all sensors.</text:p>
      <text:p text:style-name="P4"/>
      <text:p text:style-name="P14"/>
      <text:p text:style-name="P8">Hashing</text:p>
      <text:p text:style-name="P19">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15">Data</text:span> successfully enters through hashing can not said to accurately represent any claimed contract description but does give proof the sensor data has adhered to the protocols hashing requirements. Secondary, data integrity checks can be made w<text:span text:style-name="T15">hen</text:span> data is combined into <text:span text:style-name="T15">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data pooling via a more advance Dsensor protocol.</text:p>
      <text:p text:style-name="P10"/>
      <text:p text:style-name="P10">Easy to get to blockchain:</text:p>
      <text:p text:style-name="P20">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0"><text:soft-page-break/></text:p>
      <text:p text:style-name="P24"><text:span text:style-name="T5">Hardware </text:span><text:span text:style-name="T3">CHIP API</text:span></text:p>
      <text:p text:style-name="P25">Every sensor will have a dedicated <text:span text:style-name="T25">micro controller</text:span> chip. <text:s/>A hashing and blockchain library will be conceived and built. <text:s/>The leading hardware chip to start research around is the Arm M chipset, <text:a xlink:type="simple" xlink:href="http://www.arm.com/images/processor/Cortex-M3-chip-diagram-LG.png">http://www.arm.com/images/processor/Cortex-M3-chip-diagram-LG.png</text:a> <text:s/><text:span text:style-name="T18">Building a universal library for all chip sets will be challenge.</text:span></text:p>
      <text:p text:style-name="P25"/>
      <text:p text:style-name="P11">API</text:p>
      <text:p text:style-name="P25">Two API data option are available:</text:p>
      <text:p text:style-name="P25"/>
      <text:p text:style-name="P11">Direct from Sensor App:</text:p>
      <text:p text:style-name="P25">E.g. from amiigo.com developer API. <text:s/>Depending on how long and how open source the code making up the application will vary the trust on the state of the sensor data.</text:p>
      <text:p text:style-name="P25"/>
      <text:p text:style-name="P11">From a DATA store API:</text:p>
      <text:p text:style-name="P25">E.g. from apple health vault. <text:s/>There is very little know on what happen in the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3"/>
      <text:p text:style-name="P34"/>
      <text:p text:style-name="P9">Hashing ideas to search</text:p>
      <text:p text:style-name="P3">Proof of capture: <text:span text:style-name="T6">Mathematical proofs built into sensor firmware. </text:span><text:a xlink:type="simple" xlink:href="http://www.prismmodelchecker.org/lectures/pmc/"><text:span text:style-name="T6">http://www.prismmodelchecker.org/lectures/pmc/</text:span></text:a></text:p>
      <text:p text:style-name="P16"><text:a xlink:type="simple" xlink:href="http://www.veriware.org/">http://www.veriware.org/</text:a> http://www.cs.ox.ac.uk/marta.kwiatkowska/</text:p>
      <text:p text:style-name="P22">Time limit to get sensor data on Dprotocol.</text:p>
      <text:p text:style-name="P22">Other ideas?</text:p>
      <text:p text:style-name="P8"/>
      <text:p text:style-name="P8">API</text:p>
      <text:p text:style-name="P5"><text:span text:style-name="T2">H</text:span>ardware connectivity <text:s text:c="2"/>WIFI, Radio, BT, NF others <text:s/>Netmesh</text:p>
      <text:p text:style-name="P22">Build industry <text:span text:style-name="T7">strength</text:span> API based on open source stack. <text:s/>Work with independent project e.g. <text:a xlink:type="simple" xlink:href="http://devices.wolfram.com/">http://devices.wolfram.com/</text:a> or <text:a xlink:type="simple" xlink:href="https://developers.ninja/libraries/nodejs.html">https://developers.ninja/libraries/nodejs.html</text:a> http://cylonjs.com/</text:p>
      <text:p text:style-name="P15"/>
      <text:p text:style-name="P11">DSapps</text:p>
      <text:p text:style-name="P25">Decentralized S<text:span text:style-name="T19">ensor/S</text:span>cience apps are a special kind of etherum contact. <text:s/>The main new capability is <text:span text:style-name="T3">MAPPING</text:span> Dsensor data to contract terms in real time. <text:s/><text:span text:style-name="T16">This is a difficult challenge.</text:span></text:p>
      <text:p text:style-name="P25"/>
      <text:p text:style-name="P18">There are two main contract considerations:</text:p>
      <text:p text:style-name="P18"/>
      <text:p text:style-name="P18">1 <text:s/>getting sensor data on to Mini blockchain <text:span text:style-name="T17">and reference made to a public blockchain.</text:span></text:p>
      <text:p text:style-name="P29">2 <text:s/>two independent peers making a blockchain contract transaction to share data and monetary payments</text:p>
      <text:p text:style-name="P29"/>
      <text:p text:style-name="P29">Of these the second involved the <text:span text:style-name="T1">mapping D</text:span>sensor protocol to an ethereum<text:span text:style-name="T1"> contract using ethereum programming tools. <text:s/></text:span>This involve <text:span text:style-name="T12">mapping, </text:span>monitoring, <text:span text:style-name="T1">verify</text:span>ing, compliance, security and computability of the data between the two parties. When all the above are enables, the state is said to be contractable.</text:p>
      <text:p text:style-name="P17"/>
      <text:p text:style-name="P42">Note on outcomes: Two or more peers can come to agreement on a future state of being. <text:s/>Given an <text:soft-page-break/>agreed sensor tracking condition<text:span text:style-name="T11">s</text:span> are adhered the parties may exchange a monetary consideration. <text:s/>From a purely data point of view the data recorded is the data record.</text:p>
      <text:p text:style-name="P42"/>
      <text:p text:style-name="P36">Contract <text:span text:style-name="T21">friendly readability </text:span>(huma<text:span text:style-name="T21">n</text:span> i.e. flexibility)</text:p>
      <text:p text:style-name="P41">Match human semantics to brittle sensor data. <text:s/>See fuzz logic paper <text:span text:style-name="T22">(most intuitive)</text:span> http://www.sciencedirect.com/science/article/pii/S1570870511001326</text:p>
      <text:p text:style-name="P35"/>
      <text:p text:style-name="P17"/>
      <text:p text:style-name="P32">STORAGE</text:p>
      <text:p text:style-name="P39">Open local and e.g. use of Maidsafe.net <text:s/><text:span text:style-name="T20">api to any decentralized storage technology.</text:span></text:p>
      <text:p text:style-name="P43"><text:span text:style-name="T23">Advantages</text:span> of this type of storage protocol, privacy, timely, effiency etc.</text:p>
      <text:p text:style-name="P39"/>
      <text:p text:style-name="P39"/>
      <text:p text:style-name="P31">MESH NETWORKS of sensors and peers</text:p>
      <text:p text:style-name="P40">More efficient, stable, no control</text:p>
      <text:p text:style-name="P17"/>
      <text:p text:style-name="P37">Estimate of Market</text:p>
      <text:p text:style-name="P44">legal market</text:p>
      <text:p text:style-name="P45">incentive for developers <text:span text:style-name="T24">charge for verification incentive </text:span></text:p>
      <text:p text:style-name="P46">Sensors an economic foundation. <text:s/>Decetnralizd taylor production line, <text:span text:style-name="T25">indivisibly</text:span> own propery</text:p>
      <text:p text:style-name="P17"/>
      <text:p text:style-name="P47">Concrete use case: chicago street light to carbon measurement.</text:p>
      <text:p text:style-name="P47"/>
      <text:p text:style-name="P47"/>
      <text:p text:style-name="P47"/>
      <text:p text:style-name="P47"/>
      <text:p text:style-name="P17"/>
      <text:p text:style-name="P27"><text:span text:style-name="T3">People/</text:span><text:span text:style-name="T4">skills</text:span><text:span text:style-name="T3"> to reach out to</text:span></text:p>
      <text:p text:style-name="P28">Blockchain/hashing mathematics</text:p>
      <text:p text:style-name="P48"><text:a xlink:type="simple" xlink:href="http://www.cs.ox.ac.uk/marta.kwiatkowska/">http://www.cs.ox.ac.uk/marta.kwiatkowska/</text:a></text:p>
      <text:p text:style-name="P48"/>
      <text:p text:style-name="P49">Ethereum maidsafe reps associated, quarterly review.</text:p>
      <text:p text:style-name="P49"/>
      <text:p text:style-name="P49"/>
      <text:p text:style-name="P50">Will built development team</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6.3$Linux_X86_64 LibreOffice_project/420m0$Build-3</meta:generator>
    <dc:date>2014-10-23T18:04:02.662970189</dc:date>
    <meta:editing-duration>P1DT20H17M10S</meta:editing-duration>
    <meta:editing-cycles>57</meta:editing-cycles>
    <meta:document-statistic meta:table-count="1" meta:image-count="0" meta:object-count="0" meta:page-count="3" meta:paragraph-count="55" meta:word-count="841" meta:character-count="5606" meta:non-whitespace-character-count="4784"/>
  </office:meta>
</office:document-meta>
</file>